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9.766cm" table:align="margins"/>
    </style:style>
    <style:style style:name="Tabela1.A" style:family="table-column">
      <style:table-column-properties style:column-width="5.669cm" style:rel-column-width="18796*"/>
    </style:style>
    <style:style style:name="Tabela1.B" style:family="table-column">
      <style:table-column-properties style:column-width="14.097cm" style:rel-column-width="46739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>
      <style:paragraph-properties style:line-height-at-least="0.503cm" fo:text-align="center" style:justify-single-word="false"/>
      <style:text-properties fo:color="#d4d4d4" style:font-name="Consolas" fo:font-size="10.5pt" fo:font-weight="normal" fo:background-color="#1e1e1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T1" style:family="text">
      <style:text-properties fo:color="#808080"/>
    </style:style>
    <style:style style:name="T2" style:family="text">
      <style:text-properties fo:color="#808080" style:font-name="Consolas" fo:font-size="10.5pt" fo:font-weight="normal" fo:background-color="#1e1e1e"/>
    </style:style>
    <style:style style:name="T3" style:family="text">
      <style:text-properties fo:color="#569cd6"/>
    </style:style>
    <style:style style:name="T4" style:family="text">
      <style:text-properties fo:color="#9cdcfe"/>
    </style:style>
    <style:style style:name="T5" style:family="text">
      <style:text-properties fo:color="#ce91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PUT</text:p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INPUT</text:p>
            <text:p text:style-name="P2"/>
            <text:p text:style-name="P2">button</text:p>
            <text:p text:style-name="P2"/>
            <text:p text:style-name="P2">checkbox</text:p>
            <text:p text:style-name="P2"/>
            <text:p text:style-name="P2">color</text:p>
            <text:p text:style-name="P2"/>
            <text:p text:style-name="P2">date</text:p>
            <text:p text:style-name="P2"/>
            <text:p text:style-name="P2">datetime</text:p>
            <text:p text:style-name="P2"/>
            <text:p text:style-name="P2">datetime-local</text:p>
            <text:p text:style-name="P2"/>
            <text:p text:style-name="P2">email</text:p>
            <text:p text:style-name="P2"/>
            <text:p text:style-name="P2">file</text:p>
            <text:p text:style-name="P2"/>
            <text:p text:style-name="P2">hidden</text:p>
            <text:p text:style-name="P2"/>
            <text:p text:style-name="P2">image</text:p>
            <text:p text:style-name="P2"/>
            <text:p text:style-name="P2">month</text:p>
            <text:p text:style-name="P2"/>
            <text:p text:style-name="P2">number</text:p>
            <text:p text:style-name="P2"/>
            <text:p text:style-name="P2">password</text:p>
            <text:p text:style-name="P2"/>
            <text:p text:style-name="P2">radio</text:p>
            <text:p text:style-name="P2"/>
            <text:p text:style-name="P2">range</text:p>
            <text:p text:style-name="P2"/>
            <text:p text:style-name="P2">reset</text:p>
            <text:p text:style-name="P2"/>
            <text:p text:style-name="P2">search</text:p>
            <text:p text:style-name="P2"/>
            <text:p text:style-name="P2">submit</text:p>
            <text:p text:style-name="P2"/>
            <text:p text:style-name="P2">text</text:p>
            <text:p text:style-name="P2"/>
            <text:p text:style-name="P2">time</text:p>
            <text:p text:style-name="P2"/>
            <text:p text:style-name="P2">url</text:p>
            <text:p text:style-name="P2"/>
            <text:p text:style-name="P2">week</text:p>
            <text:p text:style-name="P2"/>
            <text:p text:style-name="P2">onclik</text:p>
          </table:table-cell>
          <table:table-cell table:style-name="Tabela1.B1" office:value-type="string"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>&lt;</text:span><text:span text:style-name="T3">input</text:span><text:span text:style-name="T2"> </text:span><text:span text:style-name="T4">type</text:span><text:span text:style-name="T2">=</text:span><text:span text:style-name="T5">"text"</text:span><text:span text:style-name="T1">/&gt;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>&lt;</text:span><text:span text:style-name="T3">input</text:span> <text:span text:style-name="T4">type</text:span>=<text:span text:style-name="T5">""</text:span> <text:span text:style-name="T4">value</text:span>=<text:span text:style-name="T5">"Pokaż"</text:span> <text:span text:style-name="T4">onclik</text:span>=<text:span text:style-name="T5">"wypisz()"</text:span><text:span text:style-name="T1">/&gt;</text:span></text:p>
            <text:p text:style-name="P3"><text:span text:style-name="T1"/></text:p>
            <text:p text:style-name="P3"><text:span text:style-name="T1"/></text:p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66cm" fo:margin-bottom="0.295cm" fo:margin-left="0.566cm" fo:margin-right="0.66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m jm</meta:initial-creator>
    <meta:creation-date>2019-02-20T22:45:57.21</meta:creation-date>
    <meta:generator>OpenOffice/4.1.1$Win32 OpenOffice.org_project/411m6$Build-9775</meta:generator>
    <dc:date>2019-02-21T14:12:48.96</dc:date>
    <dc:creator>jm jm</dc:creator>
    <meta:editing-duration>PT15H26M30S</meta:editing-duration>
    <meta:editing-cycles>2</meta:editing-cycles>
    <meta:document-statistic meta:table-count="1" meta:image-count="0" meta:object-count="0" meta:page-count="1" meta:paragraph-count="27" meta:word-count="31" meta:character-count="210"/>
  </office:meta>
</office:document-meta>
</file>